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officeooo:rsid="0008a964" officeooo:paragraph-rsid="0008a964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08a964" officeooo:paragraph-rsid="0008a964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08a964"/>
    </style:style>
    <style:style style:name="T1" style:family="text">
      <style:text-properties officeooo:rsid="0008a964"/>
    </style:style>
    <style:style style:name="T2" style:family="text">
      <style:text-properties fo:font-weight="bold"/>
    </style:style>
    <style:style style:name="T3" style:family="text">
      <style:text-properties fo:color="#000000" style:font-name="Arial" fo:font-size="12pt" fo:font-weight="normal" fo:background-color="transparent" loext:char-shading-value="0"/>
    </style:style>
    <style:style style:name="T4" style:family="text">
      <style:text-properties fo:color="#000000" style:font-name="Arial" fo:font-size="12pt" fo:font-weight="normal" officeooo:rsid="0008a964" fo:background-color="transparent" loext:char-shading-value="0"/>
    </style:style>
    <style:style style:name="T5" style:family="text">
      <style:text-properties fo:color="#000000" style:font-name="Arial" fo:font-size="12pt" fo:language="pt" fo:country="PT" fo:font-weight="normal" fo:background-color="transparent" loext:char-shading-value="0"/>
    </style:style>
    <style:style style:name="T6" style:family="text">
      <style:text-properties fo:color="#000000" fo:font-size="12pt" fo:font-weight="normal" fo:background-color="transparent" loext:char-shading-value="0"/>
    </style:style>
    <style:style style:name="T7" style:family="text">
      <style:text-properties fo:color="#000000" fo:font-size="12pt" fo:font-weight="normal" officeooo:rsid="0008a964" fo:background-color="transparent" loext:char-shading-value="0"/>
    </style:style>
    <style:style style:name="T8" style:family="text">
      <style:text-properties fo:color="#000000" fo:font-size="12pt" fo:language="pt" fo:country="PT" fo:font-weight="normal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Artes</text:p>
      <text:p text:style-name="P1"/>
      <text:p text:style-name="P1"/>
      <text:p text:style-name="P3"><text:span text:style-name="T1">1-</text:span>O <text:span text:style-name="T2">surrealismo</text:span> foi um movimento artístico e literário nascido em Paris na década de 1920, inserido no contexto das vanguardas que viriam a definir o modernismo no período entre as duas Grandes Guerras Mundiais. Reúne artistas anteriormente ligados ao dadaísmo ganhando dimensão mundial.</text:p>
      <text:p text:style-name="P3"/>
      <text:p text:style-name="P3"><text:span text:style-name="T1">2-a)</text:span>Os artistas <text:span text:style-name="T2">surrealistas</text:span> tinham como objetivo usar o potencial do subconsciente e dos sonhos como fonte para a criação de imagens fantásticas. Assim, as artes plásticas e a literatura eram vistas como um meio de expressar a fusão dos sonhos e da realidade em um tipo de realidade absoluta, uma "surrealidade".</text:p>
      <text:p text:style-name="P3"><text:span text:style-name="T1">b)</text:span>Os autores surrealistas sofreram influência direta dos estudos de Sigmund Freud, que mostram a importância do inconsciente na criatividade do ser humano, considerado como expressão máxima da liberdade humana. Através do sonho, o homem estava livre de toda a crítica, da censura e principalmente da lógica.</text:p>
      <text:p text:style-name="P3"><text:span text:style-name="T1">c)</text:span>Esses dois autores, poetas e dramaturgos reivindicaram uma liberdade artística em que seria possível retratar os devaneios inconscientes e os sonhos no <text:span text:style-name="T2">teatro</text:span> francês da época. De uma maneira típica para um movimento de vanguarda, o <text:span text:style-name="T2">surrealismo</text:span> começou como um ataque frontal à sociedade.</text:p>
      <text:p text:style-name="P3"><text:span text:style-name="T1">d)</text:span><text:bookmark text:name="docs-internal-guid-8dbaf590-7fff-ad6e-76ba-b50fbfa0e393"/><text:span text:style-name="T6">Filmes surrealistas são aqueles que criam uma imitação de sonhos, de automatismo fantasioso, replicando a própria mecânica dos sonhos, na qual o sonhador não tem vontade própria; onde imagens e ações são liberadas da filtragem lógica, funções tradicionais, sequências lineares e de beleza estilizada e estética. A realidade racional abre caminho para a realidade superior dos sonhos e do desejo sem censura. Filmes surrealistas, assim como pinturas surrealistas e poesias surrealistas, exploram justaposições de imagens discordantes que, na realidade ordinária, nunca interagem ou se associam entre si. </text:span></text:p>
      <text:p text:style-name="P2"><text:span text:style-name="T6"/></text:p>
      <text:p text:style-name="P3"><text:span text:style-name="T7">3-</text:span><text:bookmark text:name="tw-target-text"/><text:span text:style-name="T8">Em O gabinete antropomórfico (1936), Dali transformou o gabinete em uma figura feminina ou, como ele disse, em um "gabinete antropomórfico". A figura feminina aqui é mais realista e, ao contrário da estátua de Vênus, ela é retratada reclinada. Sua cabeça se inclina para frente sobre as gavetas parcialmente abertas, e seu cabelo cai para a frente de forma a obscurecer inteiramente o rosto</text:span></text:p>
      <text:p text:style-name="P2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0:32:20.695579282</meta:creation-date>
    <dc:date>2020-11-27T10:40:37.951800035</dc:date>
    <meta:editing-duration>PT8M18S</meta:editing-duration>
    <meta:editing-cycles>1</meta:editing-cycles>
    <meta:document-statistic meta:table-count="0" meta:image-count="0" meta:object-count="0" meta:page-count="1" meta:paragraph-count="7" meta:word-count="338" meta:character-count="2212" meta:non-whitespace-character-count="1880"/>
    <meta:generator>LibreOffice/6.4.6.2$Linux_X86_64 LibreOffice_project/40$Build-2</meta:generator>
  </office:meta>
</office:document-meta>
</file>